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;[.K97])" office:value-type="float" office:value="168400" calcext:value-type="float">
            <text:p>168400</text:p>
          </table:table-cell>
          <table:table-cell table:formula="of:=SUM([.H4];[.H34];[.H63];[.H95];[.H128])" office:value-type="float" office:value="3077.53623188406" calcext:value-type="float">
            <text:p>3077.5362318841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)" office:value-type="float" office:value="156400" calcext:value-type="float">
            <text:p>156400</text:p>
          </table:table-cell>
          <table:table-cell table:formula="of:=SUM([.H5];[.H35];[.H64];[.H96];[.H129])" office:value-type="float" office:value="3077.53623188406" calcext:value-type="float">
            <text:p>3077.536231884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12000" calcext:value-type="float">
            <text:p>120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7];[.H66];[.H98];[.H131])" office:value-type="float" office:value="6784.27969132317" calcext:value-type="float">
            <text:p>6784.2796913232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6393.37060041408" calcext:value-type="float">
            <text:p>6393.3706004141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6396.77969132317" calcext:value-type="float">
            <text:p>6396.7796913232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0];[.H69];[.H101];[.H134])" office:value-type="float" office:value="4494.40579710145" calcext:value-type="float">
            <text:p>4494.4057971015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6360.47016751365" calcext:value-type="float">
            <text:p>6360.470167513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6021.77969132317" calcext:value-type="float">
            <text:p>6021.7796913232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N40];[.H72];[.H104];[.H137])" office:value-type="float" office:value="3759.04865424431" calcext:value-type="float">
            <text:p>3759.0486542443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6071.2362130623" calcext:value-type="float">
            <text:p>6071.2362130623</text:p>
          </table:table-cell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10076.7374364766" calcext:value-type="float">
            <text:p>10076.7374364766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6784.27969132317" calcext:value-type="float">
            <text:p>6784.2796913232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6012.6130246565" calcext:value-type="float">
            <text:p>6012.6130246565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6784.27969132317" calcext:value-type="float">
            <text:p>6784.279691323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3022.54140786749" calcext:value-type="float">
            <text:p>3022.541407867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6784.27969132317" calcext:value-type="float">
            <text:p>6784.27969132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6040.8014304536" calcext:value-type="float">
            <text:p>6040.8014304536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6008.29625447017" calcext:value-type="float">
            <text:p>6008.2962544702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6036.09128552607" calcext:value-type="float">
            <text:p>6036.0912855261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6784.27969132317" calcext:value-type="float">
            <text:p>6784.27969132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48569.9577451534" calcext:value-type="float">
            <text:p>48569.9577451534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50800" calcext:value-type="float">
            <text:p>250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15800" calcext:value-type="float">
            <text:p>15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4:.F94])" office:value-type="float" office:value="43600" calcext:value-type="float">
            <text:p>436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5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];[.D121];[.E121];[.F121])" office:value-type="float" office:value="1547.53623188406" calcext:value-type="float">
            <text:p>1547.536231884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21:.F121])" office:value-type="float" office:value="1918.36956521739" calcext:value-type="float">
            <text:p>191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1:.F121])" office:value-type="float" office:value="1918.36956521739" calcext:value-type="float">
            <text:p>191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D121];[.F121])" office:value-type="float" office:value="1177.97101449275" calcext:value-type="float">
            <text:p>1177.9710144928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E121])" office:value-type="float" office:value="1498.36956521739" calcext:value-type="float">
            <text:p>1498.369565217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C121];[.E121];[.F121])" office:value-type="float" office:value="1527.0652173913" calcext:value-type="float">
            <text:p>1527.0652173913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21:.F121])" office:value-type="float" office:value="1918.36956521739" calcext:value-type="float">
            <text:p>191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918.36956521739" calcext:value-type="float">
            <text:p>1918.3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391.304347826087" calcext:value-type="float">
            <text:p>391.3043478261</text:p>
          </table:table-cell>
          <table:table-cell table:formula="of:=[.E94]/23" office:value-type="float" office:value="369.565217391304" calcext:value-type="float">
            <text:p>369.5652173913</text:p>
          </table:table-cell>
          <table:table-cell table:formula="of:=[.F94]/20" office:value-type="float" office:value="420" calcext:value-type="float">
            <text:p>420</text:p>
          </table:table-cell>
          <table:table-cell/>
          <table:table-cell table:style-name="ce15" table:formula="of:=SUM([.H95:.H120])" office:value-type="float" office:value="44118.3333333333" calcext:value-type="float">
            <text:p>44118.3333333333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1:00:07.880060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9T11:01:15.754820872</dc:date>
    <meta:editing-duration>P8DT18H35M21S</meta:editing-duration>
    <meta:editing-cycles>2845</meta:editing-cycles>
    <meta:generator>LibreOffice/4.2.8.2$Linux_X86_64 LibreOffice_project/420m0$Build-2</meta:generator>
    <meta:document-statistic meta:table-count="16" meta:cell-count="7305" meta:object-count="0"/>
  </office:meta>
</office:document-meta>
</file>